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tpServer.resolveHttp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HttpServ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Serve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HttpServ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ttpServer.sta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HttpServer.registerHttpHandler( String contextPath , Http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ttpServer.get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e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er.getHttpHandl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er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e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er.setHandler( Http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